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49.18mm"/>
    </style:style>
    <style:style style:name="co9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3.18mm" fo:break-before="auto" style:use-optimal-row-height="false"/>
    </style:style>
    <style:style style:name="ro2" style:family="table-row">
      <style:table-row-properties style:row-height="14.82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2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0.05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.94mm" fo:break-before="auto" style:use-optimal-row-height="false"/>
    </style:style>
    <style:style style:name="ro13" style:family="table-row">
      <style:table-row-properties style:row-height="15.35mm" fo:break-before="auto" style:use-optimal-row-height="true"/>
    </style:style>
    <style:style style:name="ro14" style:family="table-row">
      <style:table-row-properties style:row-height="10.23mm" fo:break-before="auto" style:use-optimal-row-height="true"/>
    </style:style>
    <style:style style:name="ro15" style:family="table-row">
      <style:table-row-properties style:row-height="7.94mm" fo:break-before="auto" style:use-optimal-row-height="false"/>
    </style:style>
    <style:style style:name="ro16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eature_20__23__20_Test_20_Cases_20__28_2_29_">
      <style:table-properties table:display="true" style:writing-mode="lr-tb"/>
    </style:style>
    <style:style style:name="ta4" style:family="table" style:master-page-name="PageStyle_5f_Exampl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fo:background-color="#72bf4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ed1c2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3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4" style:family="text">
      <style:text-properties style:font-style-complex="normal" fo:text-shadow="none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/>
    </style:style>
    <style:style style:name="T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9" style:family="text">
      <style:text-properties style:font-style-complex="normal" fo:text-shadow="none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name="Calibri"/>
    </style:style>
    <style:style style:name="T10" style:family="text">
      <style:text-properties style:font-style-complex="normal" fo:text-shadow="none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fo:font-weight="normal" style:font-weight-asian="normal" style:font-weight-complex="normal"/>
    </style:style>
    <style:style style:name="T11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style:text-overline-style="none" style:text-overline-color="font-color" style:font-style-complex="normal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fo:text-shadow="none"/>
    </style:style>
    <style:style style:name="T14" style:family="text">
      <style:text-properties style:text-overline-style="none" style:text-overline-color="font-color" style:font-style-complex="normal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fo:text-shadow="none" fo:font-weight="normal" style:font-weight-asian="normal" style:font-weight-complex="normal"/>
    </style:style>
    <style:style style:name="T15" style:family="text">
      <style:text-properties style:font-style-complex="normal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fo:text-shadow="none" fo:font-weight="normal" style:font-weight-asian="normal" style:font-weight-complex="normal"/>
    </style:style>
    <style:style style:name="T1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style-complex="normal" fo:text-shadow="none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18" style:family="text">
      <style:text-properties style:font-style-complex="normal" fo:text-shadow="none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0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21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23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25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style:font-weight-asian="normal" fo:font-weight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Navagating to Math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Maths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_____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9">When: </text:span><text:span text:style-name="T10">I</text:span><text:span text:style-name="T10"> ____,  ___, and___</text:span></text:p>
            <text:p/>
            <text:p><text:span text:style-name="T7">Then: </text:span><text:span text:style-name="T8">the webpage will change to ____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6">Page changes to the ___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_____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9">When: </text:span><text:span text:style-name="T10">I</text:span><text:span text:style-name="T10"> Select __ in the Maths Menu</text:span></text:p>
            <text:p/>
            <text:p><text:span text:style-name="T7">Then: </text:span><text:span text:style-name="T8">the webpage changes to ____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6">Page changes to the ___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th Quizz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Navagating to Math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office:value-type="string" calcext:value-type="string">
            <text:p>Menu displayed correctly 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Navagating to Maths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office:value-type="string" calcext:value-type="string">
            <text:p>Menu displayed correctly 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 table:number-columns-spanned="1" table:number-rows-spanned="4">
            <text:p>Navagating to Math Quizz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13">When: </text:span><text:span text:style-name="T14">I hover my corser over games,  hover my corser over Math Games</text:span><text:span text:style-name="T15">, and Click Math Quizz</text:span></text:p>
            <text:p/>
            <text:p><text:span text:style-name="T7">Then: </text:span><text:span text:style-name="T8">the webpage will change to Math Quizz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6">Page changes to the Math Quizz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10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Mat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Math Quizz</text:p>
          </table:table-cell>
          <table:table-cell table:style-name="ce14" office:value-type="string" calcext:value-type="string">
            <text:p>Webpage is changed to Math Quizz</text:p>
          </table:table-cell>
          <table:table-cell table:style-name="ce14" office:value-type="string" calcext:value-type="string">
            <text:p>Menu displayed correctly </text:p>
          </table:table-cell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5" calcext:value-type="float" table:number-columns-spanned="1" table:number-rows-spanned="4">
            <text:p>2.5</text:p>
          </table:table-cell>
          <table:table-cell table:style-name="ce8" office:value-type="string" calcext:value-type="string" table:number-columns-spanned="1" table:number-rows-spanned="4">
            <text:p>Navagating to Math Quizz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9">When: </text:span><text:span text:style-name="T10">I Select Math Quizz in the Maths Menu</text:span></text:p>
            <text:p/>
            <text:p><text:span text:style-name="T7">Then: </text:span><text:span text:style-name="T8">the webpage changes to Math Quizz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6">Page changes to the Math Quizz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to Maths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elect Maths Quizz</text:p>
          </table:table-cell>
          <table:table-cell table:style-name="ce14" office:value-type="string" calcext:value-type="string">
            <text:p>page changes to math quizz 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38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lock Faces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Navagating to Math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<text:span text:style-name="T16">Navagating to Maths Page via Dropdown nav </text:span>menu 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 table:number-columns-spanned="1" table:number-rows-spanned="4">
            <text:p><text:span text:style-name="T16">Navagating to Time Face svia Dropdown nav</text:span> menu 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17">When: </text:span><text:span text:style-name="T18">I hover my corser over games,  hover my corser over Math Games, and Click Clock Faces</text:span></text:p>
            <text:p/>
            <text:p><text:span text:style-name="T7">Then: </text:span><text:span text:style-name="T8">the webpage will change to Clock Faces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6">Page changes to the Clock Fac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Mat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clock Faces</text:p>
          </table:table-cell>
          <table:table-cell table:style-name="ce14" office:value-type="string" calcext:value-type="string">
            <text:p>Webpage is changed to clock Faces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2" calcext:value-type="float" table:number-columns-spanned="1" table:number-rows-spanned="4">
            <text:p>2.2</text:p>
          </table:table-cell>
          <table:table-cell table:style-name="ce8" office:value-type="string" calcext:value-type="string" table:number-columns-spanned="1" table:number-rows-spanned="4">
            <text:p>Navagating to Time Faces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9">When: </text:span><text:span text:style-name="T10">I Select clock Faces in the Maths Menu</text:span></text:p>
            <text:p/>
            <text:p><text:span text:style-name="T7">Then: </text:span><text:span text:style-name="T8">the webpage changes to clock faces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6">Page changes to the Clock Fac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to Maths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10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elect clock Faces</text:p>
          </table:table-cell>
          <table:table-cell table:style-name="ce14" office:value-type="string" calcext:value-type="string">
            <text:p>page changes to Clock Faces 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orking With Money Gam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Navagating to Math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Navagating to Maths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 table:number-columns-spanned="1" table:number-rows-spanned="4">
            <text:p><text:span text:style-name="T16">Navagating to </text:span><text:span text:style-name="T19">Working With Money page</text:span>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20">When:  </text:span><text:span text:style-name="T21">I hover my corser over games,  hover my corser over Math Games, and Click Working With Money</text:span></text:p>
            <text:p/>
            <text:p><text:span text:style-name="T22">Then: </text:span><text:span text:style-name="T23">the webpage will change to Working With Money page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24">Page changes to the Working With Money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Mat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6">Click </text:span><text:span text:style-name="T19">Working With Money</text:span></text:p>
          </table:table-cell>
          <table:table-cell table:style-name="ce14" office:value-type="string" calcext:value-type="string">
            <text:p><text:span text:style-name="T16">Webpage is changed to </text:span><text:span text:style-name="T19">Working With Money</text:span>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2" calcext:value-type="float" table:number-columns-spanned="1" table:number-rows-spanned="4">
            <text:p>2.2</text:p>
          </table:table-cell>
          <table:table-cell table:style-name="ce8" office:value-type="string" calcext:value-type="string" table:number-columns-spanned="1" table:number-rows-spanned="4">
            <text:p><text:span text:style-name="T16">Navagating to </text:span><text:span text:style-name="T19">Working With Money page</text:span>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17">When: </text:span><text:span text:style-name="T18">I Select Working With Money</text:span><text:span text:style-name="T10"> in the Maths Menu</text:span></text:p>
            <text:p/>
            <text:p><text:span text:style-name="T22">Then: </text:span><text:span text:style-name="T23">the webpage changes to Working With Money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6">Page changes to the ___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to Maths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10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6">Select </text:span><text:span text:style-name="T19">Working With Money</text:span></text:p>
          </table:table-cell>
          <table:table-cell table:style-name="ce14" office:value-type="string" calcext:value-type="string">
            <text:p><text:span text:style-name="T16">page changes to </text:span><text:span text:style-name="T19">Working With Money</text:span> 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Number Guessing Gam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Navagating to Math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Maths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6">Navagating to </text:span><text:span text:style-name="T19">Number Guessing Game</text:span>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20">When: </text:span><text:span text:style-name="T25">I hover my corser over games,  hover my corser over Math Games, and Click Number Guessing Game</text:span></text:p>
            <text:p/>
            <text:p><text:span text:style-name="T22">Then: </text:span><text:span text:style-name="T23">the webpage will change to Number Guessing Game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24">Page changes to the Number Guessing Game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Mat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6">Click </text:span><text:span text:style-name="T19">Number Guessing Game</text:span></text:p>
          </table:table-cell>
          <table:table-cell table:style-name="ce14" office:value-type="string" calcext:value-type="string">
            <text:p><text:span text:style-name="T16">Webpage is changed to </text:span><text:span text:style-name="T19">Number Guessing Game</text:span>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6">Navagating to </text:span><text:span text:style-name="T19">Number Guessing Game</text:span>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17">When: </text:span><text:span text:style-name="T18">I Select Number Guessing Game</text:span><text:span text:style-name="T10"> in the Maths Menu</text:span></text:p>
            <text:p/>
            <text:p><text:span text:style-name="T22">Then: </text:span><text:span text:style-name="T23">the webpage changes to Number Guessing Game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24">Page changes to the Number Guessing Game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to Maths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6">Select </text:span><text:span text:style-name="T19">Number Guessing Game</text:span></text:p>
          </table:table-cell>
          <table:table-cell table:style-name="ce14" office:value-type="string" calcext:value-type="string">
            <text:p><text:span text:style-name="T16">page changes to </text:span><text:span text:style-name="T19">Number Guessing Game</text:span> 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37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37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37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4_2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Navagating to Math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English Games on the middle of the page</text:span></text:p>
            <text:p/>
            <text:p><text:span text:style-name="T3">Then: </text:span><text:span text:style-name="T4">the webpage will change to English Games</text:span></text:p>
            <text:p/>
            <text:p><text:span text:style-name="T5">Prerequisite: </text:span></text:p>
            <text:p><text:span text:style-name="T6">User can see the English Games Button</text:span></text:p>
            <text:p/>
            <text:p><text:span text:style-name="T5">Test Data:</text:span></text:p>
            <text:p><text:span text:style-name="T6">Page site changes to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 table:number-columns-repeated="2"/>
          <table:table-cell table:style-name="ce8"/>
          <table:table-cell table:style-name="ce2" table:number-columns-repeated="1014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 table:number-columns-repeated="2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English Games button </text:p>
          </table:table-cell>
          <table:table-cell table:style-name="ce14" office:value-type="string" calcext:value-type="string">
            <text:p>Page changes to English Games page</text:p>
          </table:table-cell>
          <table:table-cell table:style-name="ce14" table:number-columns-repeated="2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Maths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English 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 table:number-columns-repeated="2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 table:number-columns-repeated="2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English Games</text:p>
          </table:table-cell>
          <table:table-cell table:style-name="ce14" office:value-type="string" calcext:value-type="string">
            <text:p>Webpage is changed to English Games</text:p>
          </table:table-cell>
          <table:table-cell table:style-name="ce14" table:number-columns-repeated="2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_____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9">When: </text:span><text:span text:style-name="T10">I</text:span><text:span text:style-name="T10"> ____,  ___, and___</text:span></text:p>
            <text:p/>
            <text:p><text:span text:style-name="T7">Then: </text:span><text:span text:style-name="T8">the webpage will change to ____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6">Page changes to the ___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_____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9">When: </text:span><text:span text:style-name="T10">I Select __ in the English Games Menu</text:span></text:p>
            <text:p/>
            <text:p><text:span text:style-name="T7">Then: </text:span><text:span text:style-name="T8">the webpage changes to ____</text:span></text:p>
            <text:p/>
            <text:p><text:span text:style-name="T5">Prerequisite: </text:span></text:p>
            <text:p><text:span text:style-name="T12">User is scrolled to the English Games menu on the page</text:span></text:p>
            <text:p/>
            <text:p><text:span text:style-name="T5">Test Data:</text:span></text:p>
            <text:p><text:span text:style-name="T6">Page changes to the ___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4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1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1" table:number-rows-repeated="1048553">
          <table:table-cell table:number-columns-repeated="10"/>
        </table:table-row>
        <table:table-row table:style-name="ro11">
          <table:table-cell table:number-columns-repeated="10"/>
        </table:table-row>
      </table:table>
      <table:table table:name="Feature # Test Cases (2)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2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13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xamples" table:style-name="ta4">
        <office:forms form:automatic-focus="false" form:apply-design-mode="false"/>
        <table:table-column table:style-name="co1" table:default-cell-style-name="ce2"/>
        <table:table-column table:style-name="co11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1" table:number-columns-repeated="1015" table:default-cell-style-name="ce2"/>
        <table:table-row table:style-name="ro14">
          <table:table-cell/>
          <table:table-cell table:style-name="ce3"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/Scenario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number-columns-repeated="1015"/>
        </table:table-row>
        <table:table-row table:style-name="ro14">
          <table:table-cell/>
          <table:table-cell table:style-name="ce5" office:value-type="string" calcext:value-type="string" table:number-columns-spanned="1" table:number-rows-spanned="4">
            <text:p>Positive Test Case</text:p>
          </table:table-cell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<text:span text:style-name="T7">Given:</text:span><text:span text:style-name="T8"> my unique facebook username has been registered.</text:span></text:p>
            <text:p/>
            <text:p><text:span text:style-name="T7">When:</text:span><text:span text:style-name="T8"> I attempt to login using this username via the Facebook</text:span></text:p>
            <text:p><text:span text:style-name="T12">logon page.</text:span></text:p>
            <text:p/>
            <text:p><text:span text:style-name="T7">Then:</text:span><text:span text:style-name="T8"> Facebook account opens up without any errors or warnings.</text:span></text:p>
            <text:p/>
            <text:p><text:span text:style-name="T7">Prerequisite</text:span><text:span text:style-name="T8">: </text:span></text:p>
            <text:p><text:span text:style-name="T12">Customer has been registered.</text:span></text:p>
            <text:p/>
            <text:p><text:span text:style-name="T5">Test Data:</text:span></text:p>
            <text:p><text:span text:style-name="T12">Customer Number.</text:span></text:p>
            <text:p><text:span text:style-name="T12">Facebook URL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Open your Browser, and enter URL 'Facebook.com'</text:p>
          </table:table-cell>
          <table:table-cell table:style-name="ce14" office:value-type="string" calcext:value-type="string">
            <text:p>Facebook logon page appears</text:p>
          </table:table-cell>
          <table:table-cell table:style-name="ce14" office:value-type="string" calcext:value-type="string">
            <text:p>Logon page appears 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14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Enter your username in the field</text:p>
          </table:table-cell>
          <table:table-cell table:style-name="ce14" office:value-type="string" calcext:value-type="string">
            <text:p>Username is entered</text:p>
          </table:table-cell>
          <table:table-cell table:style-name="ce14" office:value-type="string" calcext:value-type="string">
            <text:p>Name entered 'JFX272'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15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Enter your Password </text:p>
          </table:table-cell>
          <table:table-cell table:style-name="ce14" office:value-type="string" calcext:value-type="string">
            <text:p>Password is entered</text:p>
          </table:table-cell>
          <table:table-cell table:style-name="ce14" office:value-type="string" calcext:value-type="string">
            <text:p>Password enter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16">
          <table:table-cell/>
          <table:covered-table-cell table:number-columns-repeated="2" table:style-name="ce7"/>
          <table:covered-table-cell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[Login] button</text:p>
          </table:table-cell>
          <table:table-cell table:style-name="ce14" office:value-type="string" calcext:value-type="string">
            <text:p>User is successfully logged into the Facebook account </text:p>
          </table:table-cell>
          <table:table-cell table:style-name="ce14" office:value-type="string" calcext:value-type="string">
            <text:p>Account opened as expect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8" table:number-rows-repeated="1048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1:42:19.357065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5T16:13:16.333512286</dc:date>
    <meta:generator>LibreOffice/6.0.6.2$Linux_X86_64 LibreOffice_project/00m0$Build-2</meta:generator>
    <meta:editing-duration>PT2M29S</meta:editing-duration>
    <meta:editing-cycles>1</meta:editing-cycles>
    <meta:document-statistic meta:table-count="9" meta:cell-count="4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